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Hindi2" svg:font-family="'Lohit Hindi'"/>
    <style:font-face style:name="OpenSymbol" svg:font-family="OpenSymbol"/>
    <style:font-face style:name="StarSymbol" svg:font-family="StarSymbol"/>
    <style:font-face style:name="Times New Roman1" svg:font-family="'Times New Roman'"/>
    <style:font-face style:name="serif" svg:font-family="serif"/>
    <style:font-face style:name="Ubuntu" svg:font-family="Ubuntu" style:font-family-generic="swiss"/>
    <style:font-face style:name="Lohit Hindi" svg:font-family="'Lohit Hindi'"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ArialMT" svg:font-family="ArialMT" style:font-family-generic="system" style:font-pitch="variable"/>
    <style:font-face style:name="Lohit Hindi1" svg:font-family="'Lohit Hindi'" style:font-family-generic="system" style:font-pitch="variable"/>
    <style:font-face style:name="MetaNormalLF-Roman" svg:font-family="MetaNormalLF-Roman"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8.849cm" table:align="left"/>
    </style:style>
    <style:style style:name="Tabelle1.A" style:family="table-column">
      <style:table-column-properties style:column-width="0.219cm"/>
    </style:style>
    <style:style style:name="Tabelle1.B" style:family="table-column">
      <style:table-column-properties style:column-width="8.631cm"/>
    </style:style>
    <style:style style:name="Tabelle1.A1" style:family="table-cell">
      <style:table-cell-properties style:vertical-align="middle" fo:padding="0.049cm" fo:border="none"/>
    </style:style>
    <style:style style:name="P1" style:family="paragraph" style:parent-style-name="Standard">
      <style:paragraph-properties fo:line-height="150%" fo:text-align="start" style:justify-single-word="false"/>
      <style:text-properties style:use-window-font-color="true" style:font-name="Times New Roman1" fo:font-size="14pt" fo:font-weight="bold" fo:background-color="transparent" style:font-name-asian="Times New Roman1" style:font-weight-asian="bold" style:font-name-complex="Times New Roman1" style:font-weight-complex="bold"/>
    </style:style>
    <style:style style:name="P2" style:family="paragraph" style:parent-style-name="Standard">
      <style:paragraph-properties fo:line-height="150%" fo:text-align="center" style:justify-single-word="false"/>
      <style:text-properties style:use-window-font-color="true" style:font-name="Times New Roman1" fo:font-size="14pt" fo:font-weight="bold" fo:background-color="transparent" style:font-name-asian="Times New Roman1" style:font-weight-asian="bold" style:font-name-complex="Times New Roman1" style:font-weight-complex="bold"/>
    </style:style>
    <style:style style:name="P3" style:family="paragraph" style:parent-style-name="Standard">
      <style:paragraph-properties fo:line-height="150%" fo:text-align="start" style:justify-single-word="false"/>
      <style:text-properties style:use-window-font-color="true" style:font-name="Times New Roman1" fo:font-size="12pt" fo:font-weight="bold" fo:background-color="transparent" style:font-name-asian="Times New Roman1" style:font-name-complex="Times New Roman1"/>
    </style:style>
    <style:style style:name="P4" style:family="paragraph" style:parent-style-name="Standard">
      <style:paragraph-properties fo:line-height="150%" fo:text-align="start" style:justify-single-word="false"/>
      <style:text-properties style:use-window-font-color="true" style:font-name="Times New Roman1" fo:font-size="12pt" fo:font-weight="bold" fo:background-color="transparent" style:font-name-asian="Times New Roman1" style:font-weight-asian="bold" style:font-name-complex="Times New Roman1" style:font-weight-complex="bold"/>
    </style:style>
    <style:style style:name="P5" style:family="paragraph" style:parent-style-name="Standard">
      <style:paragraph-properties fo:line-height="150%" fo:text-align="start" style:justify-single-word="false"/>
      <style:text-properties style:use-window-font-color="true" style:font-name="Times New Roman1" fo:font-size="11pt" fo:font-weight="bold" fo:background-color="transparent" style:font-name-asian="Times New Roman1" style:font-size-asian="11pt" style:font-weight-asian="bold" style:font-name-complex="Times New Roman1" style:font-size-complex="11pt" style:font-weight-complex="bold"/>
    </style:style>
    <style:style style:name="P6" style:family="paragraph" style:parent-style-name="Standard">
      <style:paragraph-properties fo:line-height="100%" fo:text-align="start" style:justify-single-word="false"/>
      <style:text-properties style:use-window-font-color="true" style:font-name="Times New Roman1" fo:font-size="11pt" fo:font-style="normal" fo:font-weight="bold" fo:background-color="transparent" style:font-name-asian="Times New Roman1" style:font-size-asian="11pt" style:font-style-asian="normal" style:font-weight-asian="bold" style:font-name-complex="Times New Roman1" style:font-size-complex="11pt" style:font-style-complex="normal" style:font-weight-complex="bold"/>
    </style:style>
    <style:style style:name="P7" style:family="paragraph" style:parent-style-name="Standard">
      <style:paragraph-properties fo:line-height="150%" fo:text-align="start" style:justify-single-word="false"/>
      <style:text-properties style:use-window-font-color="true" style:font-name="Calibri" fo:font-size="11pt" fo:font-weight="normal" fo:background-color="transparent" style:font-name-asian="Calibri" style:font-name-complex="Calibri"/>
    </style:style>
    <style:style style:name="P8" style:family="paragraph" style:parent-style-name="Standard">
      <style:paragraph-properties fo:line-height="150%" fo:text-align="center" style:justify-single-word="false"/>
      <style:text-properties style:use-window-font-color="true" style:font-name="Calibri" fo:font-size="11pt" fo:font-weight="normal" fo:background-color="transparent" style:font-name-asian="Calibri" style:font-name-complex="Calibri"/>
    </style:style>
    <style:style style:name="P9" style:family="paragraph" style:parent-style-name="Standard">
      <style:paragraph-properties fo:line-height="150%" fo:text-align="start" style:justify-single-word="false"/>
      <style:text-properties style:use-window-font-color="true" style:font-name="Times New Roman" fo:font-size="11pt" fo:font-weight="bold" fo:background-color="transparent" style:font-name-asian="Calibri" style:font-weight-asian="bold" style:font-name-complex="Calibri" style:font-weight-complex="bold"/>
    </style:style>
    <style:style style:name="P10" style:family="paragraph" style:parent-style-name="Standard">
      <style:paragraph-properties fo:line-height="200%" fo:text-align="start" style:justify-single-word="false"/>
      <style:text-properties style:use-window-font-color="true" style:font-name="Times New Roman" fo:font-size="11pt" fo:font-weight="bold" fo:background-color="transparent" style:font-name-asian="Times New Roman1" style:font-size-asian="11pt" style:font-weight-asian="bold" style:font-name-complex="Times New Roman1" style:font-size-complex="11pt" style:font-weight-complex="bold"/>
    </style:style>
    <style:style style:name="P11" style:family="paragraph" style:parent-style-name="Standard">
      <style:paragraph-properties fo:line-height="150%" fo:text-align="justify" style:justify-single-word="false"/>
      <style:text-properties fo:color="#000000" style:font-name="Times New Roman" fo:font-size="12pt" fo:font-weight="normal" fo:background-color="transparent" style:font-name-asian="Times New Roman1" style:font-weight-asian="normal" style:font-name-complex="Times New Roman1" style:font-weight-complex="normal"/>
    </style:style>
    <style:style style:name="P12" style:family="paragraph" style:parent-style-name="Standard">
      <style:paragraph-properties fo:line-height="150%" fo:text-align="justify" style:justify-single-word="false"/>
      <style:text-properties fo:color="#000000"/>
    </style:style>
    <style:style style:name="P13" style:family="paragraph" style:parent-style-name="Standard">
      <style:paragraph-properties fo:line-height="150%" fo:text-align="start" style:justify-single-word="false"/>
      <style:text-properties fo:color="#000000" style:font-name="Times New Roman1" fo:font-size="11pt" fo:font-weight="bold" fo:background-color="transparent" style:font-name-asian="ArialMT" style:font-size-asian="11pt" style:font-weight-asian="bold" style:font-name-complex="Times New Roman3" style:font-size-complex="11pt" style:font-weight-complex="bold"/>
    </style:style>
    <style:style style:name="P14" style:family="paragraph" style:parent-style-name="Standard">
      <style:text-properties fo:color="#000000"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style="italic" fo:font-weight="bold" style:font-style-asian="italic" style:font-weight-asian="bold" style:font-style-complex="italic" style:font-weight-complex="bold"/>
    </style:style>
    <style:style style:name="P17" style:family="paragraph" style:parent-style-name="Standard">
      <style:text-properties fo:font-style="italic" style:font-style-asian="italic" style:font-style-complex="italic"/>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line-height="150%"/>
    </style:style>
    <style:style style:name="P20" style:family="paragraph" style:parent-style-name="Standard">
      <style:paragraph-properties fo:line-height="150%" fo:text-align="justify" style:justify-single-word="false"/>
      <style:text-properties fo:font-size="12pt" fo:font-style="normal" fo:font-weight="normal" style:font-name-asian="ArialMT" style:font-size-asian="12pt" style:font-style-asian="normal" style:font-weight-asian="normal" style:font-name-complex="Arial2" style:font-size-complex="12pt" style:font-style-complex="normal" style:font-weight-complex="normal"/>
    </style:style>
    <style:style style:name="P21" style:family="paragraph" style:parent-style-name="Standard">
      <style:paragraph-properties fo:line-height="150%" fo:text-align="justify" style:justify-single-word="false"/>
      <style:text-properties fo:font-size="12pt" style:font-name-asian="ArialMT" style:font-size-asian="12pt" style:font-name-complex="Arial2" style:font-size-complex="12pt"/>
    </style:style>
    <style:style style:name="P22" style:family="paragraph" style:parent-style-name="Standard">
      <style:paragraph-properties fo:line-height="150%"/>
      <style:text-properties fo:font-style="normal" fo:font-weight="normal" style:font-style-asian="normal" style:font-weight-asian="normal" style:font-style-complex="normal" style:font-weight-complex="normal"/>
    </style:style>
    <style:style style:name="P23"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24" style:family="paragraph" style:parent-style-name="Standard">
      <style:paragraph-properties fo:margin-left="0cm" fo:margin-right="0cm" fo:margin-top="0cm" fo:margin-bottom="0cm" fo:line-height="150%" fo:text-align="justify" style:justify-single-word="false" fo:text-indent="0cm" style:auto-text-indent="false"/>
    </style:style>
    <style:style style:name="P25"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New Roman" fo:font-size="12pt" fo:font-weight="normal" style:font-name-asian="MetaNormalLF-Roman" style:font-size-asian="12pt" style:font-weight-asian="normal" style:font-name-complex="Times New Roman3" style:font-size-complex="12pt" style:font-weight-complex="normal"/>
    </style:style>
    <style:style style:name="P26" style:family="paragraph" style:parent-style-name="Titel_20_und_20_Inhalt_7e_LT_7e_Gliederung_20_1">
      <style:paragraph-properties fo:margin-left="0cm" fo:margin-right="0cm" fo:margin-top="0.141cm" fo:margin-bottom="0.499cm" style:line-height-at-least="0.353cm" fo:text-align="start" style:justify-single-word="false" fo:text-indent="0cm" style:auto-text-indent="false" style:text-autospace="none"/>
      <style:text-properties fo:color="#000000" style:text-outline="false" style:text-line-through-style="none" style:font-name="Century Gothic" fo:font-size="12pt" fo:letter-spacing="normal" fo:font-style="normal" fo:text-shadow="none" style:text-underline-style="none" fo:font-weight="normal" style:letter-kerning="true" style:font-name-asian="Century Gothic" style:font-size-asian="12pt" style:font-style-asian="normal" style:font-weight-asian="normal" style:font-name-complex="Century Gothic" style:font-size-complex="12pt" style:font-style-complex="normal" style:font-weight-complex="normal" style:text-emphasize="none" style:text-overline-style="none" style:text-overline-color="font-color"/>
    </style:style>
    <style:style style:name="P27"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2pt" fo:font-weight="normal" fo:background-color="transparent" style:font-name-asian="ArialMT" style:font-size-asian="12pt" style:font-weight-asian="normal" style:font-name-complex="Times New Roman3" style:font-size-complex="12pt" style:font-weight-complex="normal"/>
    </style:style>
    <style:style style:name="P28" style:family="paragraph" style:parent-style-name="Anlage">
      <style:paragraph-properties fo:margin-top="0cm" fo:margin-bottom="0cm" fo:line-height="150%" fo:text-align="justify" style:justify-single-word="false"/>
      <style:text-properties style:font-name="Times New Roman" fo:font-size="12pt" fo:font-weight="normal" style:font-name-asian="ArialMT" style:font-size-asian="12pt" style:font-weight-asian="normal" style:font-name-complex="Times New Roman3" style:font-size-complex="12pt" style:font-weight-complex="normal"/>
    </style:style>
    <style:style style:name="P29" style:family="paragraph" style:parent-style-name="Standard">
      <style:paragraph-properties fo:margin-top="0cm" fo:margin-bottom="0cm" fo:line-height="150%" fo:text-align="justify" style:justify-single-word="false"/>
      <style:text-properties style:font-name="Times New Roman" fo:font-size="12pt" fo:font-weight="bold" style:font-name-asian="ArialMT" style:font-size-asian="12pt" style:font-weight-asian="bold" style:font-name-complex="Times New Roman3" style:font-size-complex="12pt" style:font-weight-complex="bold"/>
    </style:style>
    <style:style style:name="P30" style:family="paragraph" style:parent-style-name="Standard">
      <style:paragraph-properties fo:margin-top="0cm" fo:margin-bottom="0cm" fo:line-height="150%" fo:text-align="justify" style:justify-single-word="false"/>
      <style:text-properties style:font-name="Times New Roman" fo:font-size="12pt" fo:font-weight="bold" style:font-size-asian="12pt" style:font-weight-asian="bold" style:font-name-complex="Times New Roman3" style:font-size-complex="12pt" style:font-weight-complex="bold"/>
    </style:style>
    <style:style style:name="P31" style:family="paragraph" style:parent-style-name="Standard">
      <style:paragraph-properties fo:margin-top="0cm" fo:margin-bottom="0cm" fo:line-height="150%" fo:text-align="justify" style:justify-single-word="false"/>
      <style:text-properties style:font-name="Times New Roman" fo:font-size="12pt" style:font-size-asian="12pt" style:font-size-complex="12pt"/>
    </style:style>
    <style:style style:name="P32" style:family="paragraph" style:parent-style-name="Standard">
      <style:paragraph-properties fo:margin-top="0cm" fo:margin-bottom="0cm" fo:line-height="150%" fo:text-align="justify" style:justify-single-word="false"/>
      <style:text-properties fo:color="#000000" style:font-name="Times New Roman" fo:font-size="12pt" style:font-name-asian="ArialMT" style:font-size-asian="12pt" style:font-name-complex="Times New Roman3" style:font-size-complex="12pt"/>
    </style:style>
    <style:style style:name="P33" style:family="paragraph" style:parent-style-name="Standard">
      <style:paragraph-properties fo:margin-top="0cm" fo:margin-bottom="0cm" fo:line-height="150%" fo:text-align="justify" style:justify-single-word="false"/>
      <style:text-properties fo:color="#000000" style:font-name="Times New Roman" fo:font-size="12pt" fo:font-weight="normal" style:font-name-asian="ArialMT" style:font-size-asian="12pt" style:font-weight-asian="normal" style:font-name-complex="Times New Roman3" style:font-size-complex="12pt" style:font-weight-complex="normal"/>
    </style:style>
    <style:style style:name="P34" style:family="paragraph" style:parent-style-name="Standard">
      <style:paragraph-properties fo:margin-top="0cm" fo:margin-bottom="0cm" fo:line-height="150%" fo:text-align="justify" style:justify-single-word="false"/>
      <style:text-properties style:font-name="serif" fo:font-size="9.75pt"/>
    </style:style>
    <style:style style:name="P35" style:family="paragraph" style:parent-style-name="Titel_20_und_20_Inhalt_7e_LT_7e_Gliederung_20_1">
      <style:text-properties fo:color="#000000" style:text-outline="false" style:text-line-through-style="none" style:font-name="Century Gothic" fo:font-size="12pt" fo:letter-spacing="normal" fo:font-style="normal" fo:text-shadow="none" style:text-underline-style="none" fo:font-weight="normal" style:letter-kerning="true" style:font-name-asian="Century Gothic" style:font-size-asian="12pt" style:font-style-asian="normal" style:font-weight-asian="normal" style:font-name-complex="Century Gothic" style:font-size-complex="12pt" style:font-style-complex="normal" style:font-weight-complex="normal" style:text-emphasize="none" style:text-overline-style="none" style:text-overline-color="font-color"/>
    </style:style>
    <style:style style:name="P36" style:family="paragraph" style:parent-style-name="Anlage">
      <style:paragraph-properties fo:line-height="150%" fo:text-align="justify" style:justify-single-word="false"/>
    </style:style>
    <style:style style:name="P37" style:family="paragraph" style:parent-style-name="Anlage">
      <style:paragraph-properties fo:line-height="150%" fo:text-align="justify" style:justify-single-word="false"/>
      <style:text-properties style:font-name="Times New Roman" fo:font-size="12pt" fo:background-color="transparent" style:font-name-asian="ArialMT" style:font-size-asian="12pt" style:font-name-complex="Arial2" style:font-size-complex="12pt"/>
    </style:style>
    <style:style style:name="P38" style:family="paragraph" style:parent-style-name="Standard">
      <style:paragraph-properties fo:margin-left="0.026cm" fo:margin-right="0cm" fo:line-height="150%" fo:text-align="justify" style:justify-single-word="false" fo:text-indent="0cm" style:auto-text-indent="false"/>
      <style:text-properties style:use-window-font-color="true" style:font-name="Times New Roman1" fo:font-size="12pt" fo:font-weight="bold" fo:background-color="transparent" style:font-name-asian="Times New Roman1" style:font-name-complex="Times New Roman1"/>
    </style:style>
    <style:style style:name="P39" style:family="paragraph" style:parent-style-name="Standard">
      <style:paragraph-properties fo:margin-left="0.026cm" fo:margin-right="0cm" fo:line-height="150%" fo:text-align="center" style:justify-single-word="false" fo:text-indent="0cm" style:auto-text-indent="false"/>
      <style:text-properties style:use-window-font-color="true" style:font-name="Times New Roman1" fo:font-size="12pt" fo:font-weight="bold" fo:background-color="transparent" style:font-name-asian="Times New Roman1" style:font-name-complex="Times New Roman1"/>
    </style:style>
    <style:style style:name="P40" style:family="paragraph" style:parent-style-name="Standard">
      <style:paragraph-properties fo:margin-left="0.026cm" fo:margin-right="0cm" fo:line-height="150%" fo:text-align="start" style:justify-single-word="false" fo:text-indent="0cm" style:auto-text-indent="false"/>
      <style:text-properties style:use-window-font-color="true" style:font-name="Times New Roman1" fo:font-size="12pt" fo:font-weight="bold" fo:background-color="transparent" style:font-name-asian="Times New Roman1" style:font-weight-asian="bold" style:font-name-complex="Times New Roman1" style:font-weight-complex="bold"/>
    </style:style>
    <style:style style:name="P41" style:family="paragraph" style:parent-style-name="Standard">
      <style:paragraph-properties fo:margin-left="0.026cm" fo:margin-right="0cm" fo:line-height="150%" fo:text-align="center" style:justify-single-word="false" fo:text-indent="0cm" style:auto-text-indent="false"/>
      <style:text-properties style:use-window-font-color="true" style:font-name="Times New Roman1" fo:font-size="14pt" fo:font-weight="bold" fo:background-color="transparent" style:font-name-asian="Times New Roman1" style:font-size-asian="14pt" style:font-weight-asian="bold" style:font-name-complex="Times New Roman1" style:font-size-complex="14pt" style:font-weight-complex="bold"/>
    </style:style>
    <style:style style:name="P42" style:family="paragraph" style:parent-style-name="Standard">
      <style:paragraph-properties fo:margin-top="0cm" fo:margin-bottom="0.212cm" fo:line-height="150%" fo:text-align="justify" style:justify-single-word="false"/>
      <style:text-properties fo:font-size="12pt" fo:font-weight="normal" style:font-name-asian="ArialMT" style:font-size-asian="12pt" style:font-weight-asian="normal" style:font-name-complex="Arial2" style:font-size-complex="12pt" style:font-weight-complex="normal"/>
    </style:style>
    <style:style style:name="P43" style:family="paragraph" style:parent-style-name="Standard">
      <style:paragraph-properties fo:line-height="150%" fo:text-align="justify" style:justify-single-word="false" style:writing-mode="lr-tb"/>
      <style:text-properties style:font-name="serif" fo:font-size="9.75pt"/>
    </style:style>
    <style:style style:name="P44" style:family="paragraph" style:parent-style-name="Table_20_Contents">
      <style:text-properties fo:font-size="2pt" fo:font-style="normal" style:text-underline-style="none" style:font-size-asian="2pt" style:font-style-asian="normal" style:font-size-complex="2pt" style:font-style-complex="normal"/>
    </style:style>
    <style:style style:name="P45" style:family="paragraph" style:parent-style-name="Table_20_Contents">
      <style:paragraph-properties fo:text-align="justify" style:justify-single-word="false"/>
      <style:text-properties fo:font-style="normal" style:text-underline-style="none" style:font-style-asian="normal" style:font-style-complex="normal"/>
    </style:style>
    <style:style style:name="P46" style:family="paragraph" style:parent-style-name="Standard" style:list-style-name="L1">
      <style:paragraph-properties fo:line-height="200%" fo:text-align="justify" style:justify-single-word="false"/>
      <style:text-properties style:use-window-font-color="true" style:font-name="Times New Roman" fo:font-size="11pt" fo:font-weight="bold" fo:background-color="transparent" style:font-name-asian="Times New Roman1" style:font-size-asian="11pt" style:font-weight-asian="bold" style:font-name-complex="Times New Roman1" style:font-size-complex="11pt" style:font-weight-complex="bold"/>
    </style:style>
    <style:style style:name="P47" style:family="paragraph" style:parent-style-name="Standard" style:list-style-name="L2">
      <style:paragraph-properties fo:line-height="200%" fo:text-align="start" style:justify-single-word="false"/>
      <style:text-properties style:use-window-font-color="true" style:font-name="Times New Roman" fo:font-size="11pt" fo:font-style="normal" fo:font-weight="bold" fo:background-color="transparent" style:font-name-asian="Times New Roman1" style:font-size-asian="11pt" style:font-style-asian="normal" style:font-weight-asian="bold" style:font-name-complex="Times New Roman1" style:font-size-complex="11pt" style:font-style-complex="normal" style:font-weight-complex="bold"/>
    </style:style>
    <style:style style:name="P48" style:family="paragraph" style:parent-style-name="Standard" style:list-style-name="L2">
      <style:paragraph-properties fo:line-height="200%" fo:text-align="start" style:justify-single-word="false"/>
      <style:text-properties style:use-window-font-color="true" style:font-name="Times New Roman1" fo:font-size="11pt" fo:font-style="normal" fo:font-weight="bold" fo:background-color="transparent" style:font-name-asian="Times New Roman1" style:font-size-asian="11pt" style:font-style-asian="normal" style:font-weight-asian="bold" style:font-name-complex="Times New Roman1" style:font-size-complex="11pt" style:font-style-complex="normal" style:font-weight-complex="bold"/>
    </style:style>
    <style:style style:name="P49" style:family="paragraph" style:parent-style-name="Standard" style:list-style-name="L2">
      <style:paragraph-properties fo:line-height="200%" fo:text-align="start" style:justify-single-word="false"/>
      <style:text-properties style:use-window-font-color="true" style:font-name="Times New Roman1" fo:font-size="11pt" fo:font-weight="bold" fo:background-color="transparent" style:font-name-asian="Times New Roman1" style:font-size-asian="11pt" style:font-weight-asian="bold" style:font-name-complex="Times New Roman1" style:font-size-complex="11pt" style:font-weight-complex="bold"/>
    </style:style>
    <style:style style:name="P50" style:family="paragraph" style:parent-style-name="Standard" style:list-style-name="L3">
      <style:paragraph-properties fo:line-height="150%" fo:text-align="start" style:justify-single-word="false">
        <style:tab-stops/>
      </style:paragraph-properties>
      <style:text-properties style:use-window-font-color="true" style:font-name="Times New Roman1" fo:font-size="11pt" fo:font-weight="bold" fo:background-color="transparent" style:font-name-asian="Times New Roman1" style:font-size-asian="11pt" style:font-weight-asian="bold" style:font-name-complex="Times New Roman1" style:font-size-complex="11pt" style:font-weight-complex="bold"/>
    </style:style>
    <style:style style:name="P51" style:family="paragraph" style:parent-style-name="Standard" style:list-style-name="L2">
      <style:paragraph-properties fo:line-height="150%" fo:text-align="start" style:justify-single-word="false"/>
      <style:text-properties style:use-window-font-color="true" style:font-name="Times New Roman1" fo:font-size="10pt" fo:font-style="normal" fo:font-weight="normal" fo:background-color="transparent" style:font-name-asian="Times New Roman1" style:font-size-asian="10pt" style:font-style-asian="normal" style:font-weight-asian="normal" style:font-name-complex="Times New Roman1" style:font-size-complex="10pt" style:font-style-complex="normal" style:font-weight-complex="normal"/>
    </style:style>
    <style:style style:name="P52" style:family="paragraph" style:parent-style-name="Standard" style:list-style-name="L2">
      <style:paragraph-properties fo:line-height="150%" fo:text-align="start" style:justify-single-word="false">
        <style:tab-stops/>
      </style:paragraph-properties>
      <style:text-properties style:use-window-font-color="true" style:font-name="Times New Roman1" fo:font-size="10pt" fo:font-style="normal" fo:font-weight="normal" fo:background-color="transparent" style:font-name-asian="Times New Roman1" style:font-size-asian="10pt" style:font-style-asian="normal" style:font-weight-asian="normal" style:font-name-complex="Times New Roman1" style:font-size-complex="10pt" style:font-style-complex="normal" style:font-weight-complex="normal"/>
    </style:style>
    <style:style style:name="P53" style:family="paragraph" style:parent-style-name="Standard" style:list-style-name="L4">
      <style:paragraph-properties fo:line-height="150%" fo:text-align="start" style:justify-single-word="false"/>
      <style:text-properties style:use-window-font-color="true" style:font-name="Times New Roman1" fo:font-size="10pt" fo:font-style="normal" fo:font-weight="normal" fo:background-color="transparent" style:font-name-asian="Times New Roman1" style:font-size-asian="10pt" style:font-style-asian="normal" style:font-weight-asian="normal" style:font-name-complex="Times New Roman1" style:font-size-complex="10pt" style:font-style-complex="normal" style:font-weight-complex="normal"/>
    </style:style>
    <style:style style:name="P54" style:family="paragraph" style:parent-style-name="Standard" style:list-style-name="L2">
      <style:paragraph-properties fo:line-height="200%" fo:text-align="start" style:justify-single-word="false"/>
      <style:text-properties style:use-window-font-color="true" style:font-name="Times New Roman1" fo:font-size="10pt" fo:font-style="normal" fo:font-weight="normal" fo:background-color="transparent" style:font-name-asian="Times New Roman1" style:font-size-asian="10pt" style:font-style-asian="normal" style:font-weight-asian="normal" style:font-name-complex="Times New Roman1" style:font-size-complex="10pt" style:font-style-complex="normal" style:font-weight-complex="normal"/>
    </style:style>
    <style:style style:name="P55" style:family="paragraph" style:parent-style-name="Standard" style:list-style-name="L4">
      <style:paragraph-properties fo:line-height="150%" fo:text-align="start" style:justify-single-word="false"/>
      <style:text-properties style:use-window-font-color="true" style:font-name="Times New Roman1" fo:font-size="10pt" fo:font-weight="normal" fo:background-color="transparent" style:font-name-asian="Times New Roman1" style:font-size-asian="10pt" style:font-name-complex="Times New Roman1" style:font-size-complex="10pt"/>
    </style:style>
    <style:style style:name="P56" style:family="paragraph" style:parent-style-name="Standard" style:list-style-name="L3">
      <style:paragraph-properties fo:line-height="150%" fo:text-align="start" style:justify-single-word="false"/>
      <style:text-properties style:use-window-font-color="true" style:font-name="Times New Roman1" fo:font-size="12pt" fo:font-weight="bold" fo:background-color="transparent" style:font-name-asian="Times New Roman1" style:font-size-asian="12pt" style:font-weight-asian="normal" style:font-name-complex="Times New Roman1" style:font-size-complex="12pt" style:font-weight-complex="normal"/>
    </style:style>
    <style:style style:name="P57" style:family="paragraph" style:parent-style-name="Standard">
      <style:paragraph-properties fo:line-height="150%" fo:text-align="start" style:justify-single-word="false"/>
      <style:text-properties fo:color="#000000" style:font-name="Times New Roman1" fo:font-size="11pt" fo:font-weight="bold" fo:background-color="transparent" style:font-name-asian="ArialMT" style:font-size-asian="11pt" style:font-weight-asian="bold" style:font-name-complex="Times New Roman3" style:font-size-complex="11pt" style:font-weight-complex="bold"/>
    </style:style>
    <style:style style:name="P58" style:family="paragraph" style:parent-style-name="Standard" style:list-style-name="L5">
      <style:text-properties fo:font-weight="bold" style:font-weight-asian="bold" style:font-weight-complex="bold"/>
    </style:style>
    <style:style style:name="P59" style:family="paragraph" style:parent-style-name="Standard" style:list-style-name="L11">
      <style:text-properties fo:font-weight="bold" style:font-weight-asian="bold" style:font-weight-complex="bold"/>
    </style:style>
    <style:style style:name="P60" style:family="paragraph" style:parent-style-name="Standard" style:list-style-name="L8">
      <style:paragraph-properties fo:line-height="150%"/>
      <style:text-properties fo:font-style="italic" fo:font-weight="bold" style:font-style-asian="italic" style:font-weight-asian="bold" style:font-style-complex="italic" style:font-weight-complex="bold"/>
    </style:style>
    <style:style style:name="P61" style:family="paragraph" style:parent-style-name="Standard" style:list-style-name="L9">
      <style:paragraph-properties fo:line-height="150%"/>
      <style:text-properties fo:font-style="italic" fo:font-weight="bold" style:font-style-asian="italic" style:font-weight-asian="bold" style:font-style-complex="italic" style:font-weight-complex="bold"/>
    </style:style>
    <style:style style:name="P62" style:family="paragraph" style:parent-style-name="Standard" style:list-style-name="L10">
      <style:paragraph-properties fo:line-height="150%"/>
      <style:text-properties fo:font-style="italic" style:font-style-asian="italic" style:font-style-complex="italic"/>
    </style:style>
    <style:style style:name="P63" style:family="paragraph" style:parent-style-name="Standard" style:list-style-name="L2">
      <style:paragraph-properties fo:margin-left="0.062cm" fo:margin-right="0cm" fo:line-height="200%" fo:text-align="start" style:justify-single-word="false" fo:text-indent="0cm" style:auto-text-indent="false">
        <style:tab-stops/>
      </style:paragraph-properties>
      <style:text-properties style:use-window-font-color="true" style:font-name="Times New Roman" fo:font-size="11pt" fo:font-style="normal" fo:font-weight="bold" fo:background-color="transparent" style:font-name-asian="Times New Roman1" style:font-size-asian="11pt" style:font-style-asian="normal" style:font-weight-asian="bold" style:font-name-complex="Times New Roman1" style:font-size-complex="11pt" style:font-style-complex="normal" style:font-weight-complex="bold"/>
    </style:style>
    <style:style style:name="P64" style:family="paragraph" style:parent-style-name="Standard" style:list-style-name="L4">
      <style:paragraph-properties fo:margin-left="0.109cm" fo:margin-right="0cm" fo:line-height="150%" fo:text-align="start" style:justify-single-word="false" fo:text-indent="-0.24cm" style:auto-text-indent="false">
        <style:tab-stops/>
      </style:paragraph-properties>
    </style:style>
    <style:style style:name="P65" style:family="paragraph" style:parent-style-name="Standard" style:list-style-name="L4">
      <style:paragraph-properties fo:margin-left="0.109cm" fo:margin-right="0cm" fo:line-height="150%" fo:text-align="start" style:justify-single-word="false" fo:text-indent="-0.24cm" style:auto-text-indent="false">
        <style:tab-stops/>
      </style:paragraph-properties>
      <style:text-properties style:use-window-font-color="true" style:font-name="Times New Roman1" fo:font-size="10pt" fo:font-weight="normal" fo:background-color="transparent" style:font-name-asian="Times New Roman1" style:font-size-asian="10pt" style:font-name-complex="Times New Roman1" style:font-size-complex="10pt"/>
    </style:style>
    <style:style style:name="P66" style:family="paragraph" style:parent-style-name="Standard" style:list-style-name="L4">
      <style:paragraph-properties fo:margin-left="0.071cm" fo:margin-right="0cm" fo:line-height="150%" fo:text-align="start" style:justify-single-word="false" fo:text-indent="-0.64cm" style:auto-text-indent="false">
        <style:tab-stops/>
      </style:paragraph-properties>
      <style:text-properties style:use-window-font-color="true" style:font-name="Times New Roman1" fo:font-size="11pt" fo:font-weight="bold" fo:background-color="transparent" style:font-name-asian="Times New Roman1" style:font-size-asian="11pt" style:font-weight-asian="bold" style:font-name-complex="Times New Roman1" style:font-size-complex="11pt" style:font-weight-complex="bold"/>
    </style:style>
    <style:style style:name="P67" style:family="paragraph" style:parent-style-name="Standard" style:list-style-name="L6">
      <style:paragraph-properties fo:margin-top="0cm" fo:margin-bottom="0cm" fo:line-height="150%" fo:text-align="justify" style:justify-single-word="false"/>
      <style:text-properties style:font-name="Times New Roman" fo:font-size="12pt" fo:font-weight="bold" style:font-name-asian="ArialMT" style:font-size-asian="12pt" style:font-weight-asian="bold" style:font-name-complex="Times New Roman3" style:font-size-complex="12pt" style:font-weight-complex="bold"/>
    </style:style>
    <style:style style:name="P68" style:family="paragraph" style:parent-style-name="Standard" style:list-style-name="L7">
      <style:paragraph-properties fo:margin-left="0cm" fo:margin-right="0cm" fo:margin-top="0cm" fo:margin-bottom="0cm" fo:line-height="150%" fo:text-align="justify" style:justify-single-word="false" fo:text-indent="0cm" style:auto-text-indent="false"/>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Times New Roman1" fo:font-size="10pt" fo:font-weight="normal" fo:background-color="transparent" style:font-name-asian="Times New Roman1" style:font-size-asian="10pt" style:font-name-complex="Times New Roman1" style:font-size-complex="10pt"/>
    </style:style>
    <style:style style:name="T2" style:family="text">
      <style:text-properties style:use-window-font-color="true" style:font-name="Times New Roman1" fo:font-size="10pt" fo:font-weight="normal" fo:background-color="transparent" style:font-name-asian="Times New Roman1" style:font-size-asian="10pt" style:font-weight-asian="normal" style:font-name-complex="Times New Roman1" style:font-size-complex="10pt" style:font-weight-complex="normal"/>
    </style:style>
    <style:style style:name="T3" style:family="text">
      <style:text-properties style:font-name="Times New Roman1"/>
    </style:style>
    <style:style style:name="T4" style:family="text">
      <style:text-properties fo:font-size="12pt" style:font-name-asian="ArialMT" style:font-size-asian="12pt" style:font-name-complex="Arial2" style:font-size-complex="12pt"/>
    </style:style>
    <style:style style:name="T5" style:family="text">
      <style:text-properties fo:font-size="12pt" fo:font-style="normal" style:font-name-asian="ArialMT" style:font-size-asian="12pt" style:font-style-asian="normal" style:font-name-complex="Arial2" style:font-size-complex="12pt" style:font-style-complex="normal"/>
    </style:style>
    <style:style style:name="T6" style:family="text">
      <style:text-properties fo:font-weight="bold" style:font-weight-asian="bold" style:font-weight-complex="bold"/>
    </style:style>
    <style:style style:name="T7" style:family="text">
      <style:text-properties fo:font-weight="bold" style:font-name-asian="ArialMT" style:font-weight-asian="bold" style:font-name-complex="Times New Roman3" style:font-weight-complex="bold"/>
    </style:style>
    <style:style style:name="T8" style:family="text">
      <style:text-properties fo:font-style="italic" style:font-style-asian="italic" style:font-style-complex="italic"/>
    </style:style>
    <style:style style:name="T9" style:family="text">
      <style:text-properties fo:font-size="11pt" style:font-size-asian="11pt" style:font-size-complex="11pt"/>
    </style:style>
    <style:style style:name="T10" style:family="text">
      <style:text-properties style:font-size-asian="11pt" style:font-size-complex="11pt"/>
    </style:style>
    <style:style style:name="T11" style:family="text">
      <style:text-properties fo:color="#000000" style:font-name-asian="ArialMT" style:font-size-asian="12pt" style:font-name-complex="Times New Roman3" style:font-size-complex="12pt"/>
    </style:style>
    <style:style style:name="T12" style:family="text">
      <style:text-properties fo:color="#000000"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T13" style:family="text">
      <style:text-properties fo:color="#000000" style:font-name="Times New Roman" fo:font-size="12pt" fo:font-weight="normal" fo:background-color="transparent" style:font-name-asian="ArialMT" style:font-size-asian="12pt" style:font-weight-asian="normal" style:font-name-complex="Times New Roman3" style:font-size-complex="12pt" style:font-weight-complex="normal"/>
    </style:style>
    <style:style style:name="T14" style:family="text">
      <style:text-properties style:font-name-asian="ArialMT" style:font-size-asian="12pt" style:font-name-complex="Times New Roman3" style:font-size-complex="12pt"/>
    </style:style>
    <style:style style:name="T15" style:family="text">
      <style:text-properties style:font-name="Times New Roman"/>
    </style:style>
    <style:style style:name="T16" style:family="text">
      <style:text-properties style:font-name="Times New Roman" fo:font-size="12pt" fo:background-color="transparent" style:font-name-asian="ArialMT" style:font-size-asian="12pt" style:font-name-complex="Arial2" style:font-size-complex="12pt"/>
    </style:style>
    <style:style style:name="T17" style:family="text">
      <style:text-properties style:font-name="Times New Roman" fo:font-size="12pt" style:font-name-asian="ArialMT" style:font-size-asian="12pt" style:font-name-complex="Arial2" style:font-size-complex="12pt"/>
    </style:style>
    <style:style style:name="T18" style:family="text">
      <style:text-properties style:font-name="Times New Roman" style:font-name-complex="Times New Roman3"/>
    </style:style>
    <style:style style:name="T19" style:family="text">
      <style:text-properties style:font-name="Times New Roman" fo:background-color="transparent" style:font-name-complex="Times New Roman3"/>
    </style:style>
    <style:style style:name="T20" style:family="text">
      <style:text-properties fo:background-color="#ffff00"/>
    </style:style>
    <style:style style:name="T21" style:family="text">
      <style:text-properties fo:color="#579d1c" style:font-name="Times New Roman1"/>
    </style:style>
    <style:style style:name="T22" style:family="text">
      <style:text-properties fo:color="#97a520"/>
    </style:style>
    <style:style style:name="T23" style:family="text">
      <style:text-properties fo:font-weight="normal" fo:background-color="transparent" style:font-weight-asian="normal" style:font-weight-complex="normal"/>
    </style:style>
    <style:style style:name="T24" style:family="text">
      <style:text-properties fo:font-weight="normal" style:font-name-asian="ArialMT" style:font-weight-asian="normal" style:font-name-complex="Times New Roman3" style:font-weight-complex="normal"/>
    </style:style>
    <style:style style:name="T25" style:family="text">
      <style:text-properties fo:font-style="normal" style:font-style-asian="normal" style:font-style-complex="normal"/>
    </style:style>
    <style:style style:name="T26"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Zufriedenheit mit der Bildungs- und Erziehungspartnerschaft in FRÖBEL – Kindertageseinrichtungen aus Sicht der Eltern </text:p>
      <text:p text:style-name="P8"/>
      <text:p text:style-name="P8">Vorläufige Gliederung </text:p>
      <text:p text:style-name="P8"/>
      <text:p text:style-name="P8"/>
      <text:p text:style-name="P9"><text:s text:c="7"/><text:tab/> <text:span text:style-name="T10">ABSTRACT</text:span></text:p>
      <text:list xml:id="list817567561" text:style-name="L1">
        <text:list-item>
          <text:p text:style-name="P46">EINLEITUNG</text:p>
        </text:list-item>
      </text:list>
      <text:p text:style-name="P10"><text:s text:c="5"/><text:span text:style-name="T25">BEGRIFFSBESTIMMUNG: BILDUNGS- UND ERZIEHUNGSPARTNERSCHAFT</text:span><text:span text:style-name="T25"><office:annotation><dc:creator>iryna </dc:creator><dc:date>2014-01-25T16:12:08</dc:date><text:p text:style-name="P69"><text:span text:style-name="T26">In Einleitung einarbeiten!</text:span></text:p><text:p text:style-name="P69"><text:span text:style-name="T26">Nur aktuell genutzten Begriff definieren und Verweis auf geschichtliche Entwicklung und Veränderung der Elternarbeit, auch begrifflich (aber erst im Kapitel – Geschichtl.Entwicklung und heutige Gründe für Partnerschaft benennen)</text:span></text:p></office:annotation></text:span></text:p>
      <text:list xml:id="list110333266" text:style-name="L2">
        <text:list-item>
          <text:p text:style-name="P47"><text:s text:c="2"/>THEORETISCHER HINTERGRUND UND FORSCHUNGSSTAND </text:p>
          <text:p text:style-name="P48"><text:span text:style-name="T15">2.1 </text:span>RECHTLICHE GRUNDLAGEN DER BILDUNG- UND ERZIEHUNGSPARTNERSCHAFT<office:annotation><dc:creator>iryna </dc:creator><dc:date>2014-01-25T16:41:15</dc:date><text:p text:style-name="P69"><text:span text:style-name="T26">Evt. Ins KAPITEL Rahmenrichtlinien als Einleitung aufnehmen.</text:span></text:p></office:annotation></text:p>
          <text:p text:style-name="P48">2.2 RAHMENRICHTLINIEN DER BUNDESLÄNDER ZUR FÖRDERUNG DER BILDUNGS- UND ERZIEHUNGSPARTNERSCHAFT <office:annotation><dc:creator>iryna </dc:creator><dc:date>2014-01-25T16:02:21</dc:date><text:p text:style-name="P69"><text:span text:style-name="T26">&lt;richtlinien entsprechen dem SOLL-Stand. Am Ende in Zusammenfassung (wenn inhaltlich genug her gibt) darauf noch mal Bezug nehmen im Vergleich zum IST-Stand in der Praxis (folglich zu deinen Forschungserkenntnissen)</text:span></text:p></office:annotation></text:p>
          <text:p text:style-name="P49">ERZIEHUNGSPARTNER IM PÄDAGOGISCHEN KONZEPT DES FRÖBEL-KINDERGARTENS</text:p>
          <text:p text:style-name="P48">2.3 GESCHICHTLICHER RÜCKBLICK AUF DIE ENTWICKLUNG DER ZUSAMMENARBEIT MIT FAMILIEN</text:p>
          <text:list>
            <text:list-item>
              <text:list>
                <text:list-item>
                  <text:list>
                    <text:list-header>
                      <text:p text:style-name="P51">6.1 <text:tab/>DIE ANFÄNGE DER KINDERTAGESBETREUUNG UND ELTERNBILDUNG</text:p>
                    </text:list-header>
                  </text:list>
                </text:list-item>
              </text:list>
            </text:list-item>
          </text:list>
          <text:p text:style-name="P51"><text:tab/> <text:s text:c="6"/>6.2 <text:tab/> <text:s text:c="6"/>ZUSAMMENARBEIT MIT FAMILIEN IN DER WEIMARER REPUBLIK</text:p>
          <text:p text:style-name="P51"><text:tab/> <text:s text:c="6"/>6.3 <text:tab/> <text:s text:c="6"/>ZUSAMMENARBEIT MIT FAMILIEN ZUR ZEIT DES NATIONALSOZIALISMUS </text:p>
          <text:p text:style-name="P54"><text:tab/> <text:s text:c="6"/>6.4 <text:tab/> <text:s text:c="6"/>BILDUNGS- UND ERZIEHUNGSPARTNERSCHAFT IM <text:s/><text:tab/><text:tab/><text:tab/><text:tab/> <text:s text:c="2"/></text:p>
          <text:p text:style-name="P54"><text:s text:c="34"/>NACHKRIEGSDEUTSCHLAND DER BRD UND DER DDR</text:p>
          <text:p text:style-name="P49">GRÜNDE FÜR DIE BILDUNGS- UND ERZIEHUNGSPARTNERSCHAFT MIT ELTERN<office:annotation><dc:creator>iryna </dc:creator><dc:date>2014-01-25T16:13:53</dc:date><text:p text:style-name="P69"><text:span text:style-name="T26">In Einleitung dieses Kapitels die geschichtliche Entwicklung/Veränderung kurz(!) beschreiben (Begriffsveränderung Partnerschaft hier benennen) um im Anschluss die daraus resultierenden Gründe für heutige Koop.notwendigkeit zu benennen und gleichzeitig die Wahl deines Themas damit begründen und bekräftigen </text:span></text:p></office:annotation></text:p>
          <text:p text:style-name="P52"><text:s text:c="6"/>7.1 <text:s text:c="7"/>VERÄNDERTE LEBENSLAGEN VON FAMILIEN</text:p>
          <text:p text:style-name="P52"><text:s text:c="6"/>7.2 <text:s text:c="8"/>AUSBAU VON KINDERTAGESEINRICHTUNGEN</text:p>
          <text:p text:style-name="P52"><text:s text:c="6"/>7.3 <text:s text:c="8"/>DIE ZUSAMMENARBEIT MIT ELTERN ALS QUALITÄTSSTANDARD </text:p>
          <text:p text:style-name="P54"/>
        </text:list-item>
      </text:list>
      <text:p text:style-name="P6"/>
      <text:list xml:id="list1945209958" text:style-name="L3">
        <text:list-item>
          <text:list>
            <text:list-header>
              <text:p text:style-name="P50">2.4 <text:s/><text:span text:style-name="T25">FORMEN DER ZUSAMMENARBEIT MIT FAMILIEN IN DEN KINDERTAGES- EINRICHTUNGEN</text:span></text:p>
            </text:list-header>
          </text:list>
        </text:list-item>
      </text:list>
      <text:list xml:id="list496571352" text:continue-list="list110333266" text:style-name="L2">
        <text:list-header>
          <text:p text:style-name="P63"><text:soft-page-break/>3. <text:s/>EMPIRISCHE BEFUNDE ZUR ZUSAMMENARBEIT MIT FAMILIEN</text:p>
        </text:list-header>
      </text:list>
      <text:p text:style-name="P4"><text:tab/> <text:s/><text:span text:style-name="T9"><text:s/>II EMPIRISCHE ANALYSE</text:span><text:span text:style-name="T9"><office:annotation><dc:creator>iryna </dc:creator><dc:date>2014-01-25T16:37:36</dc:date><text:p text:style-name="P69"><text:span text:style-name="T26">Ggf. Formen der Elternarbeit hier einfügen</text:span></text:p></office:annotation></text:span></text:p>
      <text:p text:style-name="P13">4. FRAGESTELLUNG UND HYPOTHESEN </text:p>
      <text:p text:style-name="P13">5. METHODISCHES VORGEHEN</text:p>
      <text:list xml:id="list795046792" text:style-name="L4">
        <text:list-item>
          <text:list>
            <text:list-header>
              <text:p text:style-name="P64"><text:span text:style-name="T14"><text:tab/> <text:s text:c="5"/></text:span><text:span text:style-name="T1"><text:s text:c="2"/>11</text:span><text:span text:style-name="T2">.1 <text:s text:c="2"/>DATENGRUNDLAGE</text:span></text:p>
              <text:p text:style-name="P65"><text:tab/> <text:s text:c="8"/>11.2 <text:s text:c="3"/>BESCHREIBUNG DER STICHPROBE</text:p>
              <text:p text:style-name="P65"><text:tab/> <text:s text:c="8"/>11.3 <text:s text:c="3"/>INSTRUMENT DER ERHEBUNG</text:p>
            </text:list-header>
          </text:list>
          <text:p text:style-name="P66"><text:s/>6. ERGEBNISSE</text:p>
          <text:list text:continue-numbering="true">
            <text:list-header>
              <text:p text:style-name="P55"><text:s text:c="2"/>12.1 <text:s text:c="3"/>DESKRIPTIVE STATISTIKEN</text:p>
              <text:p text:style-name="P55"><text:s text:c="2"/>12.2 <text:s text:c="3"/>KORRELATIONSANALYSE</text:p>
              <text:p text:style-name="P53"><text:s text:c="2"/>12.3 <text:s text:c="3"/>EXPLORATIVE FAKTORENANALYSE</text:p>
              <text:p text:style-name="P53"><text:s text:c="2"/>12.4 <text:s text:c="3"/>t-TEST</text:p>
            </text:list-header>
          </text:list>
        </text:list-item>
      </text:list>
      <text:p text:style-name="P5"><text:s text:c="3"/>7. <text:s/>DISKUSSION </text:p>
      <text:p text:style-name="P5">8. FAZIT</text:p>
      <text:p text:style-name="P5">9. LITERATURVERZEICHNIS </text:p>
      <text:p text:style-name="P5"><text:s text:c="6"/>ABBILDUNGSVERZEICHNIS</text:p>
      <text:p text:style-name="P5"/>
      <text:p text:style-name="P3"/>
      <text:p text:style-name="P3"/>
      <text:p text:style-name="P3"/>
      <text:p text:style-name="P3"/>
      <text:p text:style-name="P3"/>
      <text:p text:style-name="P7"/>
      <text:list xml:id="list1442327565" text:continue-list="list1945209958" text:style-name="L3">
        <text:list-header>
          <text:p text:style-name="P56"/>
        </text:list-header>
      </text:list>
      <text:p text:style-name="P38"/>
      <text:p text:style-name="P38"/>
      <text:p text:style-name="P38"/>
      <text:p text:style-name="P38"/>
      <text:p text:style-name="P38"/>
      <text:p text:style-name="P38"/>
      <text:p text:style-name="P38"/>
      <text:p text:style-name="P38"/>
      <text:p text:style-name="P38"/>
      <text:p text:style-name="P38"/>
      <text:p text:style-name="P40"><text:soft-page-break/></text:p>
      <text:p text:style-name="P38"/>
      <text:p text:style-name="P39">Expose</text:p>
      <text:p text:style-name="P39"/>
      <text:p text:style-name="P39"/>
      <text:p text:style-name="P39"/>
      <text:p text:style-name="P39"/>
      <text:p text:style-name="P41">Zufriedenheit mit der Bildungs- und Erziehungspartnerschaft in FRÖBEL – Kindertageseinrichtungen aus Sicht der Eltern </text:p>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671334139" text:style-name="L5">
        <text:list-item>
          <text:p text:style-name="P58"><text:soft-page-break/>Einleitung</text:p>
        </text:list-item>
      </text:list>
      <text:p text:style-name="P18"/>
      <text:p text:style-name="P11">Zusammenarbeit mit Familien ist in der pädagogischen Arbeit mit Kindern ein wesentlicher Bestandteil, dessen Bedeutung im Laufe der Jahre immer mehr ins Bewusstsein gerückt ist. Sie ist mittlerweile Gegenstand vielfältiger Projekte geworden und ist in den Kindergartengesetzen verankert, in allen Bildungsplänen beschrieben sowie in jeder Konzeption ist das Stichwort 'Elternarbeit' vertreten. </text:p>
      <text:p text:style-name="P11">Die Zusammenarbeit mit den Eltern war gerade in pädagogischen Institutionen über lange Zeit eine eher ungeliebte und eine als überflüssig betrachtete Zusatzbelastung für die pädagogischen Fachkräfte.</text:p>
      <text:p text:style-name="P11">Inzwischen ist jedoch die Notwendigkeit der Zusammenarbeit von Erzieher/innen und Eltern deutlich geworden, sowohl aus der Perspektive der Einrichtung als auch aus der Perspektive der Kinder und der Eltern. Das zeigen auch die Ergebnisse einer aktuellen Wiff-Befragung von Weiterbildungsanbietern. Die Zusammenarbeit mit Eltern ist nach dem Thema „Kinder in den ersten drei Lebensjahren“ das am häufigsten angebotenen und nachgefragte Thema (Beher &amp; Walter 2010: 17, 23). </text:p>
      <text:p text:style-name="P11"><text:span text:style-name="T3">Heutzutage geht man davon aus, dass die moderne Familie aufgrund der Bedingungen der urbanisierter Lebenslagen und der Erwerbstätigkeit aller erwachsenen Mitglieder nicht allein in der Lage ist, das Aufwachsen der Kinder angemessen ihren Bedürfnissen in den wichtigen Entwicklungs-phasen gestalten zu können (vgl. Rabe-Kleberg 2010: 65)</text:span><text:span text:style-name="T21">. </text:span>Aus diesem Grund haben Kindertageseinrichtungen den Auftrag, Familien bei der Erziehung, Bildung und Betreuung ihrer Kinder zu unterstützen. Allerdings, um die Bedürfnisse der Familien aufgreifen zu können und eine individuelle Förderung des Kindes zu gewährleisten, ist die Kooperation zwischen pädagogischen Fachkräften und Familien eine wichtige Voraussetzung.</text:p>
      <text:p text:style-name="P33">Das Anliegen der vorliegenden Arbeit ist einen Überblick über den Forschungs- und Wissensstand zum Thema „Bildungs- und Erziehungspartnerschaft mit Familien“ zu geben. Das Hauptaugenmerk meiner Arbeit liegt auf dem Thema „Bildungs- und Erziehungspartnerschaft mit den Eltern in den <text:s/>FRÖBEL-Kindertageseinrichtungen“. Hier werde ich die Ergebnisse einer Elternbefragung zur Zufriedenheit mit der Zusammenarbeit von FRÖBEL-Einrichtungen vorstellen und analysieren. </text:p>
      <text:p text:style-name="P25"/>
      <text:p text:style-name="P29"/>
      <text:p text:style-name="P29"/>
      <text:p text:style-name="P29"/>
      <text:p text:style-name="P29"/>
      <text:p text:style-name="P29"/>
      <text:list xml:id="list1092960376" text:style-name="L6">
        <text:list-item>
          <text:p text:style-name="P67"><text:soft-page-break/>Forschungsstand</text:p>
        </text:list-item>
      </text:list>
      <text:p text:style-name="P29"/>
      <text:p text:style-name="P31"><text:span text:style-name="T24">Zur Zusammenarbeit mit Eltern in Kindertagesein</text:span>richtungen liegen eine Reihe von empirischen Untersuchungen vor, die vor allem im Zeitraum von 1980 bis 2002 durchgeführt wurden <text:span text:style-name="T24">die Unterschiede zwischen Eltern und</text:span><text:span text:style-name="T7"> </text:span>frühpädagogischen Fachkräften bezüglich ihrer Erwartungen und Wünsche an die Kindertageseinrichtung (Hopf 2002 und Stickelmann/Will 2007). Die meisten dieser Arbeiten beziehen sich aber nicht vorrangig auf die Zusammenarbeit mit Eltern, sondern haben unter einem anderen Forschungsinteresse Eltern und Erzieherinnen zu ihrer Zusammenarbeit befragt (Cloos/Karner 2010, S. 181ff.). Zuletzt sind eine Reihe von Untersuchungen zu nennen, die sich spezifischen Aspekten der Zusammenarbeit mit Eltern widmen und damit den aktuellen Stand der Diskussion um die Bedeutung der Kooperation zwischen Eltern und Fachkräften aufgreifen. <text:span text:style-name="T24">Die Beschreibung ist bewusst knapp gehalten, da</text:span><text:span text:style-name="T7"> </text:span>die wenigen aktuellen empirischen Arbeiten eher kleine Stichproben enthalten und thematisch eng angelegt sind, während die vorliegenden breiter angelegten Studien zum Teil veraltet sind.</text:p>
      <text:p text:style-name="P29"/>
      <text:p text:style-name="P24"><text:span text:style-name="T13">Eine Reihe von Studien, in denen Eltern und Erzieher/innen in Einzeluntersuchungen oder gemeinsam zu gleichen bzw. zu ähnlichen Themen befragt wurden (z.B. Dippelhofer-Stiem &amp; Kahle 1995; Textor 1998), kommt weitgehend übereinstimmend zu dem Ergebnis, dass Eltern zum übergroßen Teil mit dem Kindergarten und dabei mit der Zusammenarbeit zufrieden sind und Erzieher/innen durchweg gut mit den Eltern auskommen. Es gibt allerdings eine Gruppe von Eltern aus den sogenannten “bildungsnahen” Schichten, die oft Kritik am Kindergarten und vor allem an der Elternarbeit äußert </text:span><text:span text:style-name="T12">(vgl. Rabe-Kleberg 2010: 73-74). </text:span></text:p>
      <text:p text:style-name="P23">Eine Untersuchung von Wolf (2002) zeigt, dass die Eltern aus den neuen Bundesländern</text:p>
      <text:list xml:id="list1144950821" text:style-name="L7">
        <text:list-item>
          <text:p text:style-name="P68">im Kontakt mit den Erzieher/innen sehr häufig positive Erfahrungen gemacht hätten</text:p>
        </text:list-item>
        <text:list-item>
          <text:p text:style-name="P68">die Betreuung und Erziehung in der Einrichtung ihren Wünschen und Vorstellungen entspricht </text:p>
        </text:list-item>
        <text:list-item>
          <text:p text:style-name="P68">sie üben eher selten Kritik an den Erzieher/innen und</text:p>
        </text:list-item>
        <text:list-item>
          <text:p text:style-name="P68">Mehrheit der Eltern ist mit den Erzieher/innen zufrieden und schätzt und unterstützt ihre Arbeit (vgl. Wolf 2002: 32-34).</text:p>
          <text:p text:style-name="P68"/>
        </text:list-item>
      </text:list>
      <text:p text:style-name="P32"><text:span text:style-name="T23">Nach Einschätzung von Bern</text:span>hard Wolf liegt der Grund für diese hohe Zufriedenheit auch in der Scheu der Eltern, die Kindertageseinrichtung zu kritisieren. </text:p>
      <text:p text:style-name="P24"><text:span text:style-name="T12"><text:tab/>Viele Studien zu Zusammenarbeit mit Familien liefern meistens Beschreibungswissen, das nicht nach Merkmalen der Eltern und dem Alter des zu betreuenden Kindes differenziert wird, sondern eine </text:span><text:soft-page-break/><text:span text:style-name="T12">Momentaufnahme der vorherrschenden Einstellungen in einem bestimmten Regionalen Kontext darstellt. Ähnliches gilt auch für die Studien zur Zufriedenheit von Eltern mit den </text:span><text:span text:style-name="T12">Kindertageseinrichtungen (vgl. Kalicki 2010: 195).</text:span></text:p>
      <text:p text:style-name="P32"><text:tab/>Aktuelle empirische Studien, die sich ausschließlich mit der Zusammenarbeit mit Familien beschäftigen, gibt es nur vereinzelt z.B. die Studien von Fröhlich-Gildhoff u.a (2006), Hermann (2006) und Pfaller-Rott (2010). </text:p>
      <text:p text:style-name="P32"/>
      <text:p text:style-name="P34"><text:span text:style-name="T11">Bislang gibt es wenig empirisch gesichertes Wissen </text:span>zu den Effekten einer Zusammenarbeit zwischen Fachkräften und Eltern auf die Entwicklung der Kinder. Wolfgang Tietze und HansGünther Roßbach konstatieren, dass es im deutschsprachigen Raum kaum Längsschnittuntersuchungen gibt, die Aufschluss in dieser Frage geben könnten (Tietze/Roßbach 1996, S. 244; vgl. auch Sturzbecher/Bredow 1998, S. 197). Zudem lassen sich mögliche Effekte einer Zusammenarbeit zwischen Eltern und Fachkräften auf die Kinder empirisch nur schwer nach</text:p>
      <text:p text:style-name="P43">weisen, da die Entwicklung der Kinder von vielen Faktoren beeinflusst wird. Eine Möglichkeit, Effekte der Zusammenarbeit festzustellen, ergibt sich aus der Untersuchung des Besuchs von Kindertageseinrichtungen. In den USA gibt es Untersuchungen und Belege für den positiven Effekt eines Besuchs von familienunterstützenden Institutionen. So zeigt das Head-Start-Projekt auf, dass sich eine nachhaltige, langfristig angelegte Zusammenarbeit mit Eltern positiv auf die Lebenslagen von Kindern auswirkt (Fröhlich-Gildhoff u.a. 2008, S. 38f.; Liegle 2004, S. 3). Die Effekte zeigen sich aber erst zu einem späteren Zeitpunkt und betreffen „verringerte Zurückstellungen vom Schulbesuch, vermindertes Sitzenbleiben, weniger Zuweisungen an eine Schule [für Kinder] mit Lernbehinderungen, eine verringerte Kriminalität sowie eine erhöhte spätere Berufstätigkeit“ (Tietze/Roßbach 1996, S. 244).</text:p>
      <text:p text:style-name="P32"/>
      <text:p text:style-name="P32"/>
      <text:p text:style-name="P27">In Anbetracht der insgesamt nicht zufriedenstellenden Forschungslage im Bereich 'Zusammenarbeit mit den Eltern' richtet sich das Hauptaugenmerk in der vorliegenden Studie insbesondere darauf, den Lesern Transparenz und empirisch gestützte Erkenntnisse über die Zufriedenheit der Familien mit der Bildungs- und Erziehungspartnerschaft in den vorschulischen Institutionen zu schaffen. Dabei rückt das das Projekt des FRÖBEL-Trägers 'FRÖBEL-Mitarbeiter/innen- und Elternbefragung 2013“ in den Mittelpunkt.</text:p>
      <text:p text:style-name="P14"/>
      <text:p text:style-name="P12"><text:span text:style-name="T4">Dadurch, dass es bislang noch keine Forschungsergebnisse über die Zufriedenheit der Eltern mit der </text:span><text:span text:style-name="T5">Zusammenarbeit der FRÖBEL-Kindertageseinrichtungen</text:span><text:span text:style-name="T4"> gibt, verschafft die Analyse den Adressaten einen guten Überblick über die Zufriedenheit der Familien mit der Zusammenarbeit sowie zeigt die <text:s/>Ähnlichkeiten und Differenzen in der Beurteilung der Eltern auf. Die Untersuchung gibt den Eltern, die </text:span><text:soft-page-break/><text:span text:style-name="T4">einen großen Wert auf die Erziehungs- und Bildungspartnerschaft in den Kindertageseinrichtungen legen, einerseits Auskunft darüber, inwieweit die FRÖBEL-Einrichtungen für sie einen attraktiven </text:span><text:span text:style-name="T4">Kindergarten darstellen und deren Bedürfnissen sowie Erwartungen entspricht, andererseits informiert sie den Träger und die pädagogischen Fachkräfte in den Einrichtungen über die Erfolge bzw. die Verbesserungsvorschläge/-bedarfe in der weiteren Entwicklung der Erziehungs- und Bildungspartnerschaft.</text:span></text:p>
      <text:p text:style-name="P37"/>
      <text:p text:style-name="P21"/>
      <text:p text:style-name="P18"/>
      <text:list xml:id="list1047808693" text:continue-list="list1671334139" text:style-name="L5">
        <text:list-item>
          <text:p text:style-name="P58">Fragestellung</text:p>
        </text:list-item>
      </text:list>
      <text:p text:style-name="Standard"/>
      <text:p text:style-name="P19"><text:span text:style-name="T16">Im Zentrum der Untersuchung</text:span><text:span text:style-name="T17"> </text:span><text:span text:style-name="T16">steht eine Elternbefragung von FRÖBEL-Kindertageseinrichtungen. </text:span>Im Weiteren soll die Elternbefragung zum Thema „Zusammenarbeit mit Familien“ hinsichtlich folgender Fragestellungen analysiert und ausgewertet werden: </text:p>
      <text:p text:style-name="P19"/>
      <text:list xml:id="list1708108760" text:style-name="L8">
        <text:list-item>
          <text:p text:style-name="P60">Wie zufrieden sind die Eltern mit der Zusammenarbeit der FRÖBEL-Kindertageseinrichtungen und wie differenziert sind die Einschätzungen der Eltern?</text:p>
          <text:p text:style-name="P60"/>
        </text:list-item>
      </text:list>
      <text:list xml:id="list1885357924" text:style-name="L9">
        <text:list-item>
          <text:p text:style-name="P61">Ob und inwiefern gibt es Ähnlichkeiten und Unterschiede in der Beurteilung der Eltern, die auf das Alter des Kindes und die Besuchsdauer einer Kindertageseinrichtung zurückzuführen sind?</text:p>
        </text:list-item>
      </text:list>
      <text:p text:style-name="P22">Weiterführend kann geschaut werden, ob es Unterschiede in der Elternbewertung zu der Zufriedenheit mit der Zusammenarbeit in östlichen und westlichen Bundesländern gibt. </text:p>
      <text:p text:style-name="P22"/>
      <text:p text:style-name="P16">Hypothesen:</text:p>
      <text:p text:style-name="P16"/>
      <text:p text:style-name="P20">Ausgehend aus der Literaturrecherche, der Analyse der Befunde im theoretischen Teil und der zuvor formulierten Fragestellung ergeben sich für die empirische Untersuchung folgende Hypothesen, die anhand der vorliegenden Daten geprüft werden sollen:</text:p>
      <text:list xml:id="list1810777153" text:style-name="L10">
        <text:list-item>
          <text:p text:style-name="P62">Die Eltern sind überwiegend zufrieden mit der Erziehungs- und Bildungspartnerschaft in der FRÖBEL-Einrichtungen.</text:p>
        </text:list-item>
        <text:list-item>
          <text:p text:style-name="P62">Eltern U3 (Unterdreijährige) Kinder bewerten die Zusammenarbeit mit der FRÖBEL-Einrichtungen weniger gut als die Eltern, deren Kinder Ü3 (Überdreijährige) sind.</text:p>
        </text:list-item>
      </text:list>
      <text:p text:style-name="P17"/>
      <text:p text:style-name="Standard"><text:soft-page-break/></text:p>
      <text:p text:style-name="P36"/>
      <text:list xml:id="list2035986273" text:style-name="L11">
        <text:list-header>
          <text:p text:style-name="P59"/>
        </text:list-header>
        <text:list-item>
          <text:p text:style-name="P59">Methoden</text:p>
        </text:list-item>
      </text:list>
      <text:p text:style-name="P18"/>
      <text:p text:style-name="P42"><text:span text:style-name="T18">Im ersten Schritt werden die Daten </text:span><text:span text:style-name="T19">unter Zuhilfenahme</text:span><text:span text:style-name="T18"> deskriptiver Statistik wie zum Beispiel arithmetisches Mittel, Median, Standardabweichung, Häufigkeiten etc. dargestellt. Im weiteren Schritt werden verschiedene Arten von Zusammenhangsanalysen vorgenommen: Überprüfen von Mittelwertsunterschieden (z.B. t-Test), Korrelationsanalysen, Faktorenanylysen. </text:span></text:p>
      <text:p text:style-name="P28"><text:s text:c="2"/></text:p>
      <text:p text:style-name="P28"/>
      <text:p text:style-name="P28">Meine Analyse bezieht sich auf einen Teilausschnitt der gesamten Untersuchung im Rahmen des FRÖBEL-Projekts „FRÖBEL-Mitarbeiter/innen- und Elternbefragung 2013“. Ich werde mich vorwiegend auf die Elternbefragung, spezifisch auf die Frageblöcke: '<text:span text:style-name="T8">Zufriedenheit mit Abläufen/Situationen im Kindergarten'</text:span>, '<text:span text:style-name="T8">Verhalten der Erzieher/innen'</text:span>, '<text:span text:style-name="T8">Zusammenarbeit der Einrichtung mit den Eltern'</text:span> sowie auf das Themenblock '<text:span text:style-name="T8">Information der Eltern'</text:span> konzentrieren.</text:p>
      <text:p text:style-name="P28">Es ist eine Querschnittanalyse und eine Vollerhebung.</text:p>
      <text:p text:style-name="P28"/>
      <text:p text:style-name="P28"/>
      <text:p text:style-name="P18"/>
      <text:list xml:id="list1549935738" text:continue-numbering="true" text:style-name="L11">
        <text:list-item>
          <text:p text:style-name="P59">Materialzugang</text:p>
        </text:list-item>
      </text:list>
      <text:p text:style-name="P18"/>
      <text:p text:style-name="P15">Projekt: <text:span text:style-name="T6">„FRÖBEL-Eltern- und MitarbeiterInnen befragung 2013“. Befragungszeitraum von Februar bis zum März 2013</text:span></text:p>
      <text:p text:style-name="P18"/>
      <text:p text:style-name="P35">Elternbefragung: Eltern (pro Kind) <text:span text:style-name="T22">(N=10.586)</text:span></text:p>
      <text:p text:style-name="P26">Frageblock (Thema) <text:s/>Bsp. „Zusammenarbeit mit Familien“</text:p>
      <text:p text:style-name="P26">Frage (Merkmal) Bsp. „Ich bin mit den Entwicklungsgesprächen zufrieden.“</text:p>
      <text:p text:style-name="P26">Fragetypen: Geschlossene Fragen: Zustimmung über 4er- bzw. 5er Skalierung, Ja/Nein und Ankreuzen vorgegebener Kategorien; Offene Fragen</text:p>
      <text:p text:style-name="P30">Die Felduntersuchung war querschnittlich angelegt und wurde anhand schriftlicher Befragung über einen Zeitraum von 5 Jahren (2007-2012) durchgeführt. Die Daten wurden mittels einer Vollerhebung erhoben. Online-Befragung</text:p>
      <text:p text:style-name="P18"/>
      <text:p text:style-name="P18"><text:soft-page-break/></text:p>
      <text:p text:style-name="P15">Die voraussichtliche Abgabe ist Ende März Anfang April.</text:p>
      <text:p text:style-name="P18"/>
      <text:p text:style-name="P18"/>
      <text:p text:style-name="P18"/>
      <text:p text:style-name="P18"/>
      <text:list xml:id="list1030127087" text:continue-numbering="true" text:style-name="L11">
        <text:list-item>
          <text:p text:style-name="P59">Ausgewählte Literatur</text:p>
        </text:list-item>
      </text:list>
      <text:p text:style-name="Standard"/>
      <text:p text:style-name="P23">(vgl. Rabe-Kleberg, U. 2010: 73-74). <text:span text:style-name="T20">Gerd E. Schäfer; Roswitha, Staege; Kathrin, Meiners (2010) (Hrsg.). Kinderwelten – Bildungswelten. Unterwegs zur Frühpädagogik. Berlin: Cornelsen. </text:span></text:p>
      <text:p text:style-name="Standard">Wolf, B. (2002). Elternhaus und Kindergarten. Einschätzungen aus zwei Perspektiven (Eltern und Erzieherinnen). Aachen: Shaker.</text:p>
      <text:p text:style-name="Standard"/>
      <text:p text:style-name="Standard">Kalicki, B. (2010). Spielräume einer Erziehungspartnerschaft von Kindertageseinrichtung und Familie. In: Zeitschrift für Pädagogik 56 (2010) 2, S. 193-205.</text:p>
      <text:p text:style-name="Standard"/>
      <table:table table:name="Tabelle1" table:style-name="Tabelle1">
        <table:table-column table:style-name="Tabelle1.A"/>
        <table:table-column table:style-name="Tabelle1.B"/>
        <table:table-row>
          <table:table-cell table:style-name="Tabelle1.A1" office:value-type="string">
            <text:p text:style-name="P44"/>
          </table:table-cell>
          <table:table-cell table:style-name="Tabelle1.A1" office:value-type="string">
            <text:p text:style-name="P45"/>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Durch welche Faktoren zeichnet sich die gute/ gelungene Zusammenarbeit aus? Was sind die Kriterien der guten Zusammenarbeit mit den Eltern/Einrichtungen.</text:p>
      <text:p text:style-name="Standard"/>
      <text:p text:style-name="Standard">Die Fragen zur Zusammenarbeit der Einrichtung mit den Eltern stellen <text:s/>diejenigen Aspekte dar, die für die gelugene Zusammenarbeit <text:s/>aus der Sicht der FRÖBEL-Träger wichtig sind, aber es heißt nicht, dass dieselben Aspekte auch die Erwartungen der Eltern entsprechen.</text:p>
      <text:p text:style-name="Standard"/>
      <text:p text:style-name="Standard">Diese Aspekte charakterisieren für FRÖBEL gute Zusammenarbeit in der Einrichtung.</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Lohit Hindi2" svg:font-family="'Lohit Hindi'"/>
    <style:font-face style:name="OpenSymbol" svg:font-family="OpenSymbol"/>
    <style:font-face style:name="StarSymbol" svg:font-family="StarSymbol"/>
    <style:font-face style:name="Times New Roman1" svg:font-family="'Times New Roman'"/>
    <style:font-face style:name="serif" svg:font-family="serif"/>
    <style:font-face style:name="Ubuntu" svg:font-family="Ubuntu" style:font-family-generic="swiss"/>
    <style:font-face style:name="Lohit Hindi" svg:font-family="'Lohit Hindi'"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ArialMT" svg:font-family="ArialMT" style:font-family-generic="system" style:font-pitch="variable"/>
    <style:font-face style:name="Lohit Hindi1" svg:font-family="'Lohit Hindi'" style:font-family-generic="system" style:font-pitch="variable"/>
    <style:font-face style:name="MetaNormalLF-Roman" svg:font-family="MetaNormalLF-Roman"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Anlage" style:family="paragraph" style:default-outline-level="">
      <style:paragraph-properties fo:margin-top="0.459cm" fo:margin-bottom="0cm" fo:orphans="2" fo:widows="2" style:writing-mode="lr-tb"/>
      <style:text-properties style:use-window-font-color="true" style:font-name="Arial1" fo:font-size="9pt" style:font-size-asian="9pt" style:language-asian="en" style:country-asian="US"/>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Titelfolie_7e_LT_7e_Gliederung_20_1" style:display-name="Titelfolie~LT~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Lohit Hindi" fo:font-size="16pt" fo:letter-spacing="normal"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Titelfolie_7e_LT_7e_Gliederung_20_2" style:display-name="Titelfolie~LT~Gliederung 2" style:family="paragraph" style:parent-style-name="Titelfolie_7e_LT_7e_Gliederung_20_1">
      <style:paragraph-properties fo:margin-top="0cm" fo:margin-bottom="0.4cm"/>
    </style:style>
    <style:style style:name="Titelfolie_7e_LT_7e_Gliederung_20_3" style:display-name="Titelfolie~LT~Gliederung 3" style:family="paragraph" style:parent-style-name="Titelfolie_7e_LT_7e_Gliederung_20_2">
      <style:paragraph-properties fo:margin-top="0cm" fo:margin-bottom="0.3cm"/>
    </style:style>
    <style:style style:name="Titelfolie_7e_LT_7e_Gliederung_20_4" style:display-name="Titelfolie~LT~Gliederung 4" style:family="paragraph" style:parent-style-name="Titelfolie_7e_LT_7e_Gliederung_20_3">
      <style:paragraph-properties fo:margin-top="0cm" fo:margin-bottom="0.199cm"/>
    </style:style>
    <style:style style:name="Titelfolie_7e_LT_7e_Gliederung_20_5" style:display-name="Titelfolie~LT~Gliederung 5" style:family="paragraph" style:parent-style-name="Titelfolie_7e_LT_7e_Gliederung_20_4">
      <style:paragraph-properties fo:margin-top="0cm" fo:margin-bottom="0.101cm"/>
      <style:text-properties fo:font-size="20pt" style:font-size-asian="20pt" style:font-size-complex="20pt"/>
    </style:style>
    <style:style style:name="Titelfolie_7e_LT_7e_Gliederung_20_6" style:display-name="Titelfolie~LT~Gliederung 6" style:family="paragraph" style:parent-style-name="Titelfolie_7e_LT_7e_Gliederung_20_5"/>
    <style:style style:name="Titelfolie_7e_LT_7e_Gliederung_20_7" style:display-name="Titelfolie~LT~Gliederung 7" style:family="paragraph" style:parent-style-name="Titelfolie_7e_LT_7e_Gliederung_20_6"/>
    <style:style style:name="Titelfolie_7e_LT_7e_Gliederung_20_8" style:display-name="Titelfolie~LT~Gliederung 8" style:family="paragraph" style:parent-style-name="Titelfolie_7e_LT_7e_Gliederung_20_7"/>
    <style:style style:name="Titelfolie_7e_LT_7e_Gliederung_20_9" style:display-name="Titelfolie~LT~Gliederung 9" style:family="paragraph" style:parent-style-name="Titelfolie_7e_LT_7e_Gliederung_20_8"/>
    <style:style style:name="Titelfolie_7e_LT_7e_Titel" style:display-name="Titelfolie~LT~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Titelfolie_7e_LT_7e_Untertitel" style:display-name="Titelfolie~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elfolie_7e_LT_7e_Notizen" style:display-name="Titelfolie~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elfolie_7e_LT_7e_Hintergrundobjekte" style:display-name="Titelfolie~LT~Hintergrundobjekte" style:family="paragraph">
      <style:paragraph-properties style:text-autospace="none"/>
      <style:text-properties style:letter-kerning="true"/>
    </style:style>
    <style:style style:name="Titelfolie_7e_LT_7e_Hintergrund" style:display-name="Titelfolie~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Lohit Hindi" fo:font-size="16pt" fo:letter-spacing="normal"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style>
    <style:style style:name="Gliederung_20_3" style:display-name="Gliederung 3" style:family="paragraph" style:parent-style-name="Gliederung_20_2">
      <style:paragraph-properties fo:margin-top="0cm" fo:margin-bottom="0.3cm"/>
    </style:style>
    <style:style style:name="Gliederung_20_4" style:display-name="Gliederung 4" style:family="paragraph" style:parent-style-name="Gliederung_20_3">
      <style:paragraph-properties fo:margin-top="0cm" fo:margin-bottom="0.199cm"/>
    </style:style>
    <style:style style:name="Gliederung_20_5" style:display-name="Gliederung 5" style:family="paragraph" style:parent-style-name="Gliederung_20_4">
      <style:paragraph-properties fo:margin-top="0cm" fo:margin-bottom="0.101cm"/>
      <style:text-properties fo:font-size="20pt" style:font-size-asian="20pt" style:font-size-complex="20pt"/>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Agenda-Folie_7e_LT_7e_Gliederung_20_1" style:display-name="Agenda-Folie~LT~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Lohit Hindi" fo:font-size="16pt" fo:letter-spacing="normal"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Agenda-Folie_7e_LT_7e_Gliederung_20_2" style:display-name="Agenda-Folie~LT~Gliederung 2" style:family="paragraph" style:parent-style-name="Agenda-Folie_7e_LT_7e_Gliederung_20_1">
      <style:paragraph-properties fo:margin-top="0cm" fo:margin-bottom="0.4cm"/>
    </style:style>
    <style:style style:name="Agenda-Folie_7e_LT_7e_Gliederung_20_3" style:display-name="Agenda-Folie~LT~Gliederung 3" style:family="paragraph" style:parent-style-name="Agenda-Folie_7e_LT_7e_Gliederung_20_2">
      <style:paragraph-properties fo:margin-top="0cm" fo:margin-bottom="0.3cm"/>
    </style:style>
    <style:style style:name="Agenda-Folie_7e_LT_7e_Gliederung_20_4" style:display-name="Agenda-Folie~LT~Gliederung 4" style:family="paragraph" style:parent-style-name="Agenda-Folie_7e_LT_7e_Gliederung_20_3">
      <style:paragraph-properties fo:margin-top="0cm" fo:margin-bottom="0.199cm"/>
    </style:style>
    <style:style style:name="Agenda-Folie_7e_LT_7e_Gliederung_20_5" style:display-name="Agenda-Folie~LT~Gliederung 5" style:family="paragraph" style:parent-style-name="Agenda-Folie_7e_LT_7e_Gliederung_20_4">
      <style:paragraph-properties fo:margin-top="0cm" fo:margin-bottom="0.101cm"/>
      <style:text-properties fo:font-size="20pt" style:font-size-asian="20pt" style:font-size-complex="20pt"/>
    </style:style>
    <style:style style:name="Agenda-Folie_7e_LT_7e_Gliederung_20_6" style:display-name="Agenda-Folie~LT~Gliederung 6" style:family="paragraph" style:parent-style-name="Agenda-Folie_7e_LT_7e_Gliederung_20_5"/>
    <style:style style:name="Agenda-Folie_7e_LT_7e_Gliederung_20_7" style:display-name="Agenda-Folie~LT~Gliederung 7" style:family="paragraph" style:parent-style-name="Agenda-Folie_7e_LT_7e_Gliederung_20_6"/>
    <style:style style:name="Agenda-Folie_7e_LT_7e_Gliederung_20_8" style:display-name="Agenda-Folie~LT~Gliederung 8" style:family="paragraph" style:parent-style-name="Agenda-Folie_7e_LT_7e_Gliederung_20_7"/>
    <style:style style:name="Agenda-Folie_7e_LT_7e_Gliederung_20_9" style:display-name="Agenda-Folie~LT~Gliederung 9" style:family="paragraph" style:parent-style-name="Agenda-Folie_7e_LT_7e_Gliederung_20_8"/>
    <style:style style:name="Agenda-Folie_7e_LT_7e_Titel" style:display-name="Agenda-Folie~LT~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Agenda-Folie_7e_LT_7e_Untertitel" style:display-name="Agenda-Folie~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Agenda-Folie_7e_LT_7e_Notizen" style:display-name="Agenda-Folie~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Agenda-Folie_7e_LT_7e_Hintergrundobjekte" style:display-name="Agenda-Folie~LT~Hintergrundobjekte" style:family="paragraph">
      <style:paragraph-properties style:text-autospace="none"/>
      <style:text-properties style:letter-kerning="true"/>
    </style:style>
    <style:style style:name="Agenda-Folie_7e_LT_7e_Hintergrund" style:display-name="Agenda-Folie~LT~Hintergrund" style:family="paragraph">
      <style:paragraph-properties style:text-autospace="none"/>
      <style:text-properties style:letter-kerning="true"/>
    </style:style>
    <style:style style:name="Titel_20_und_20_Inhalt_7e_LT_7e_Gliederung_20_1" style:display-name="Titel und Inhalt~LT~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Lohit Hindi" fo:font-size="16pt" fo:letter-spacing="normal"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Titel_20_und_20_Inhalt_7e_LT_7e_Gliederung_20_2" style:display-name="Titel und Inhalt~LT~Gliederung 2" style:family="paragraph" style:parent-style-name="Titel_20_und_20_Inhalt_7e_LT_7e_Gliederung_20_1">
      <style:paragraph-properties fo:margin-top="0cm" fo:margin-bottom="0.4cm"/>
    </style:style>
    <style:style style:name="Titel_20_und_20_Inhalt_7e_LT_7e_Gliederung_20_3" style:display-name="Titel und Inhalt~LT~Gliederung 3" style:family="paragraph" style:parent-style-name="Titel_20_und_20_Inhalt_7e_LT_7e_Gliederung_20_2">
      <style:paragraph-properties fo:margin-top="0cm" fo:margin-bottom="0.3cm"/>
    </style:style>
    <style:style style:name="Titel_20_und_20_Inhalt_7e_LT_7e_Gliederung_20_4" style:display-name="Titel und Inhalt~LT~Gliederung 4" style:family="paragraph" style:parent-style-name="Titel_20_und_20_Inhalt_7e_LT_7e_Gliederung_20_3">
      <style:paragraph-properties fo:margin-top="0cm" fo:margin-bottom="0.199cm"/>
    </style:style>
    <style:style style:name="Titel_20_und_20_Inhalt_7e_LT_7e_Gliederung_20_5" style:display-name="Titel und Inhalt~LT~Gliederung 5" style:family="paragraph" style:parent-style-name="Titel_20_und_20_Inhalt_7e_LT_7e_Gliederung_20_4">
      <style:paragraph-properties fo:margin-top="0cm" fo:margin-bottom="0.101cm"/>
      <style:text-properties fo:font-size="20pt" style:font-size-asian="20pt" style:font-size-complex="20pt"/>
    </style:style>
    <style:style style:name="Titel_20_und_20_Inhalt_7e_LT_7e_Gliederung_20_6" style:display-name="Titel und Inhalt~LT~Gliederung 6" style:family="paragraph" style:parent-style-name="Titel_20_und_20_Inhalt_7e_LT_7e_Gliederung_20_5"/>
    <style:style style:name="Titel_20_und_20_Inhalt_7e_LT_7e_Gliederung_20_7" style:display-name="Titel und Inhalt~LT~Gliederung 7" style:family="paragraph" style:parent-style-name="Titel_20_und_20_Inhalt_7e_LT_7e_Gliederung_20_6"/>
    <style:style style:name="Titel_20_und_20_Inhalt_7e_LT_7e_Gliederung_20_8" style:display-name="Titel und Inhalt~LT~Gliederung 8" style:family="paragraph" style:parent-style-name="Titel_20_und_20_Inhalt_7e_LT_7e_Gliederung_20_7"/>
    <style:style style:name="Titel_20_und_20_Inhalt_7e_LT_7e_Gliederung_20_9" style:display-name="Titel und Inhalt~LT~Gliederung 9" style:family="paragraph" style:parent-style-name="Titel_20_und_20_Inhalt_7e_LT_7e_Gliederung_20_8"/>
    <style:style style:name="Titel_20_und_20_Inhalt_7e_LT_7e_Titel" style:display-name="Titel und Inhalt~LT~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Titel_20_und_20_Inhalt_7e_LT_7e_Untertitel" style:display-name="Titel und Inhalt~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el_20_und_20_Inhalt_7e_LT_7e_Notizen" style:display-name="Titel und Inhal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el_20_und_20_Inhalt_7e_LT_7e_Hintergrundobjekte" style:display-name="Titel und Inhalt~LT~Hintergrundobjekte" style:family="paragraph">
      <style:paragraph-properties style:text-autospace="none"/>
      <style:text-properties style:letter-kerning="true"/>
    </style:style>
    <style:style style:name="Titel_20_und_20_Inhalt_7e_LT_7e_Hintergrund" style:display-name="Titel und Inhalt~LT~Hintergrund" style:family="paragraph">
      <style:paragraph-properties style:text-autospace="none"/>
      <style:text-properties style:letter-kerning="true"/>
    </style:style>
    <style:style style:name="Standard_7e_LT_7e_Gliederung_20_1" style:display-name="Standard~LT~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Lohit Hindi" fo:font-size="16pt" fo:letter-spacing="normal"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style>
    <style:style style:name="Standard_7e_LT_7e_Gliederung_20_3" style:display-name="Standard~LT~Gliederung 3" style:family="paragraph" style:parent-style-name="Standard_7e_LT_7e_Gliederung_20_2">
      <style:paragraph-properties fo:margin-top="0cm" fo:margin-bottom="0.3cm"/>
    </style:style>
    <style:style style:name="Standard_7e_LT_7e_Gliederung_20_4" style:display-name="Standard~LT~Gliederung 4" style:family="paragraph" style:parent-style-name="Standard_7e_LT_7e_Gliederung_20_3">
      <style:paragraph-properties fo:margin-top="0cm" fo:margin-bottom="0.199cm"/>
    </style:style>
    <style:style style:name="Standard_7e_LT_7e_Gliederung_20_5" style:display-name="Standard~LT~Gliederung 5" style:family="paragraph" style:parent-style-name="Standard_7e_LT_7e_Gliederung_20_4">
      <style:paragraph-properties fo:margin-top="0cm" fo:margin-bottom="0.101cm"/>
      <style:text-properties fo:font-size="20pt" style:font-size-asian="20pt" style:font-size-complex="20pt"/>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Standard_20_1_7e_LT_7e_Gliederung_20_1" style:display-name="Standard 1~LT~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Lohit Hindi" fo:font-size="16pt" fo:letter-spacing="normal"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Standard_20_1_7e_LT_7e_Gliederung_20_2" style:display-name="Standard 1~LT~Gliederung 2" style:family="paragraph" style:parent-style-name="Standard_20_1_7e_LT_7e_Gliederung_20_1">
      <style:paragraph-properties fo:margin-top="0cm" fo:margin-bottom="0.4cm"/>
    </style:style>
    <style:style style:name="Standard_20_1_7e_LT_7e_Gliederung_20_3" style:display-name="Standard 1~LT~Gliederung 3" style:family="paragraph" style:parent-style-name="Standard_20_1_7e_LT_7e_Gliederung_20_2">
      <style:paragraph-properties fo:margin-top="0cm" fo:margin-bottom="0.3cm"/>
    </style:style>
    <style:style style:name="Standard_20_1_7e_LT_7e_Gliederung_20_4" style:display-name="Standard 1~LT~Gliederung 4" style:family="paragraph" style:parent-style-name="Standard_20_1_7e_LT_7e_Gliederung_20_3">
      <style:paragraph-properties fo:margin-top="0cm" fo:margin-bottom="0.199cm"/>
    </style:style>
    <style:style style:name="Standard_20_1_7e_LT_7e_Gliederung_20_5" style:display-name="Standard 1~LT~Gliederung 5" style:family="paragraph" style:parent-style-name="Standard_20_1_7e_LT_7e_Gliederung_20_4">
      <style:paragraph-properties fo:margin-top="0cm" fo:margin-bottom="0.101cm"/>
      <style:text-properties fo:font-size="20pt" style:font-size-asian="20pt" style:font-size-complex="20pt"/>
    </style:style>
    <style:style style:name="Standard_20_1_7e_LT_7e_Gliederung_20_6" style:display-name="Standard 1~LT~Gliederung 6" style:family="paragraph" style:parent-style-name="Standard_20_1_7e_LT_7e_Gliederung_20_5"/>
    <style:style style:name="Standard_20_1_7e_LT_7e_Gliederung_20_7" style:display-name="Standard 1~LT~Gliederung 7" style:family="paragraph" style:parent-style-name="Standard_20_1_7e_LT_7e_Gliederung_20_6"/>
    <style:style style:name="Standard_20_1_7e_LT_7e_Gliederung_20_8" style:display-name="Standard 1~LT~Gliederung 8" style:family="paragraph" style:parent-style-name="Standard_20_1_7e_LT_7e_Gliederung_20_7"/>
    <style:style style:name="Standard_20_1_7e_LT_7e_Gliederung_20_9" style:display-name="Standard 1~LT~Gliederung 9" style:family="paragraph" style:parent-style-name="Standard_20_1_7e_LT_7e_Gliederung_20_8"/>
    <style:style style:name="Standard_20_1_7e_LT_7e_Titel" style:display-name="Standard 1~LT~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20_1_7e_LT_7e_Hintergrundobjekte" style:display-name="Standard 1~LT~Hintergrundobjekte" style:family="paragraph">
      <style:paragraph-properties style:text-autospace="none"/>
      <style:text-properties style:letter-kerning="true"/>
    </style:style>
    <style:style style:name="Standard_20_1_7e_LT_7e_Hintergrund" style:display-name="Standard 1~LT~Hintergrund" style:family="paragraph">
      <style:paragraph-properties style:text-autospace="none"/>
      <style:text-properties style:letter-kerning="true"/>
    </style:style>
    <style:style style:name="Abschlussfolie_7e_LT_7e_Gliederung_20_1" style:display-name="Abschlussfolie~LT~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Lohit Hindi" fo:font-size="16pt" fo:letter-spacing="normal"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Abschlussfolie_7e_LT_7e_Gliederung_20_2" style:display-name="Abschlussfolie~LT~Gliederung 2" style:family="paragraph" style:parent-style-name="Abschlussfolie_7e_LT_7e_Gliederung_20_1">
      <style:paragraph-properties fo:margin-top="0cm" fo:margin-bottom="0.4cm"/>
    </style:style>
    <style:style style:name="Abschlussfolie_7e_LT_7e_Gliederung_20_3" style:display-name="Abschlussfolie~LT~Gliederung 3" style:family="paragraph" style:parent-style-name="Abschlussfolie_7e_LT_7e_Gliederung_20_2">
      <style:paragraph-properties fo:margin-top="0cm" fo:margin-bottom="0.3cm"/>
    </style:style>
    <style:style style:name="Abschlussfolie_7e_LT_7e_Gliederung_20_4" style:display-name="Abschlussfolie~LT~Gliederung 4" style:family="paragraph" style:parent-style-name="Abschlussfolie_7e_LT_7e_Gliederung_20_3">
      <style:paragraph-properties fo:margin-top="0cm" fo:margin-bottom="0.199cm"/>
    </style:style>
    <style:style style:name="Abschlussfolie_7e_LT_7e_Gliederung_20_5" style:display-name="Abschlussfolie~LT~Gliederung 5" style:family="paragraph" style:parent-style-name="Abschlussfolie_7e_LT_7e_Gliederung_20_4">
      <style:paragraph-properties fo:margin-top="0cm" fo:margin-bottom="0.101cm"/>
      <style:text-properties fo:font-size="20pt" style:font-size-asian="20pt" style:font-size-complex="20pt"/>
    </style:style>
    <style:style style:name="Abschlussfolie_7e_LT_7e_Gliederung_20_6" style:display-name="Abschlussfolie~LT~Gliederung 6" style:family="paragraph" style:parent-style-name="Abschlussfolie_7e_LT_7e_Gliederung_20_5"/>
    <style:style style:name="Abschlussfolie_7e_LT_7e_Gliederung_20_7" style:display-name="Abschlussfolie~LT~Gliederung 7" style:family="paragraph" style:parent-style-name="Abschlussfolie_7e_LT_7e_Gliederung_20_6"/>
    <style:style style:name="Abschlussfolie_7e_LT_7e_Gliederung_20_8" style:display-name="Abschlussfolie~LT~Gliederung 8" style:family="paragraph" style:parent-style-name="Abschlussfolie_7e_LT_7e_Gliederung_20_7"/>
    <style:style style:name="Abschlussfolie_7e_LT_7e_Gliederung_20_9" style:display-name="Abschlussfolie~LT~Gliederung 9" style:family="paragraph" style:parent-style-name="Abschlussfolie_7e_LT_7e_Gliederung_20_8"/>
    <style:style style:name="Abschlussfolie_7e_LT_7e_Titel" style:display-name="Abschlussfolie~LT~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Abschlussfolie_7e_LT_7e_Untertitel" style:display-name="Abschlussfolie~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Abschlussfolie_7e_LT_7e_Notizen" style:display-name="Abschlussfolie~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Abschlussfolie_7e_LT_7e_Hintergrundobjekte" style:display-name="Abschlussfolie~LT~Hintergrundobjekte" style:family="paragraph">
      <style:paragraph-properties style:text-autospace="none"/>
      <style:text-properties style:letter-kerning="true"/>
    </style:style>
    <style:style style:name="Abschlussfolie_7e_LT_7e_Hintergrund" style:display-name="Abschlussfolie~LT~Hintergrund" style:family="paragraph">
      <style:paragraph-properties style:text-autospace="none"/>
      <style:text-properties style:letter-kerning="true"/>
    </style:style>
    <style:style style:name="WW-Titel1"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1pt" fo:font-weight="bold" style:font-size-asian="9.60000038146973pt" style:font-weight-asian="bold" style:font-size-complex="11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yna </meta:initial-creator>
    <meta:creation-date>2013-10-23T10:24:15</meta:creation-date>
    <dc:date>2014-02-07T18:55:17</dc:date>
    <dc:creator>iryna </dc:creator>
    <meta:editing-duration>PT12H17M35S</meta:editing-duration>
    <meta:editing-cycles>34</meta:editing-cycles>
    <meta:generator>LibreOffice/3.5$Linux_X86_64 LibreOffice_project/350m1$Build-2</meta:generator>
    <meta:document-statistic meta:table-count="1" meta:image-count="0" meta:object-count="0" meta:page-count="9" meta:paragraph-count="88" meta:word-count="1706" meta:character-count="13658" meta:non-whitespace-character-count="11807"/>
  </office:meta>
</office:document-meta>
</file>